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1.667cm"/>
          <draw:glue-point draw:id="5" svg:x="5cm" svg:y="1.667cm"/>
          <draw:glue-point draw:id="6" svg:x="-1.667cm" svg:y="1.667cm"/>
          <draw:line draw:style-name="gr1" draw:layer="layout" svg:x1="0cm" svg:y1="1.333cm" svg:x2="1.333cm" svg:y2="1.333cm">
            <text:p/>
          </draw:line>
          <draw:line draw:style-name="gr1" draw:layer="layout" svg:x1="1.333cm" svg:y1="0.667cm" svg:x2="1.333cm" svg:y2="2cm">
            <text:p/>
          </draw:line>
          <draw:path draw:style-name="gr1" draw:layer="layout" svg:width="0.634cm" svg:height="1.333cm" svg:x="2.017cm" svg:y="0.667cm" svg:viewBox="0 0 635 1334" svg:d="m635 1334c-847-267-847-1068 0-1334">
            <text:p/>
          </draw:path>
          <draw:line draw:style-name="gr1" draw:layer="layout" svg:x1="0.667cm" svg:y1="0.333cm" svg:x2="1.333cm" svg:y2="0.333cm">
            <text:p/>
          </draw:line>
          <draw:line draw:style-name="gr1" draw:layer="layout" svg:x1="1cm" svg:y1="0.667cm" svg:x2="1cm" svg:y2="0cm">
            <text:p/>
          </draw:line>
          <draw:line draw:style-name="gr1" draw:layer="layout" svg:x1="2.333cm" svg:y1="0.333cm" svg:x2="3cm" svg:y2="0.333cm">
            <text:p/>
          </draw:line>
          <draw:line draw:style-name="gr1" draw:layer="layout" svg:x1="2cm" svg:y1="1.333cm" svg:x2="3.333cm" svg:y2="1.333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rcuit2 - Horizontal Polarized Capacitor</dc:title>
    <meta:creation-date>2011-02-07T17:11:53</meta:creation-date>
    <meta:editing-duration>P0D</meta:editing-duration>
    <meta:editing-cycles>1</meta:editing-cycles>
    <meta:document-statistic meta:object-count="8"/>
    <meta:generator>OpenOffice.org/3.3$Linux OpenOffice.org_project/330m20$Build-9567</meta:generator>
  </office:meta>
</office:document-meta>
</file>